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<office:annotation><dc:creator>POD</dc:creator><dc:date>2014-06-24T08:27:11</dc:date><text:p>Error while evaluating the expression "xhtml(dummy.getAt1(), stylesMapping='Hello')" defined in the "from" part of a statement. PodError: The styles mapping must be a dictionary or a UserDict instance.</text:p></office:annotation></text:p>
      <text:p text:style-name="Standard"/>
      <text:h><office:annotation><dc:creator>POD</dc:creator><dc:date>2014-06-24T08:27:11</dc:date><text:p>Error while evaluating the expression "xhtml(dummy.getAt1(), stylesMapping={'h1':-98})" defined in the "from" part of a statement. PodError: The styles mapping dictionary's keys and values must be strings.</text:p></office:annotation></text:h>
      <text:h text:outline-level="1" text:style-name="Heading_20_1">I am in a title but the<office:annotation><dc:creator>POD</dc:creator><dc:date>2014-06-24T08:27:11</dc:date><text:p>Action specified element "text" but available elements in this part of the document are ['title'].</text:p></office:annotation> note says “do text...”</text:h>
      <text:p text:style-name="Text_20_body">Bla.</text:p>
      <text:h text:outline-level="1" text:style-name="Heading_20_1">Title 1</text:h>
      <text:h text:outline-level="2" text:style-name="Heading_20_2">Title 2</text:h>
      <text:h text:outline-level="3" text:style-name="Heading_20_3">Title 3</text:h>
      <text:h text:outline-level="4" text:style-name="Heading_20_4">Title 4</text:h>
      <text:h text:outline-level="5" text:style-name="Heading_20_5">Title 5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ext-style-name="Text_20_body" style:class="text" style:family="paragraph" style:name="Heading_20_4" style:display-name="Heading 4" style:default-outline-level="4" style:parent-style-name="Heading">
      <style:text-properties fo:font-weight="bold" fo:font-style="italic" style:font-size-asian="85%" style:font-weight-complex="bold" style:font-size-complex="85%" fo:font-size="85%" style:font-style-asian="italic" style:font-style-complex="italic" style:font-weight-asian="bold"/>
    </style:style>
    <style:style style:next-style-name="Text_20_body" style:class="text" style:family="paragraph" style:name="Heading_20_5" style:display-name="Heading 5" style:default-outline-level="5" style:parent-style-name="Heading">
      <style:text-properties fo:font-weight="bold" style:font-size-asian="85%" style:font-size-complex="85%" fo:font-size="85%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1-24T07:58:46</dc:date>
    <dc:language>en-US</dc:language>
    <meta:editing-cycles>10</meta:editing-cycles>
    <meta:editing-duration>PT1H43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62" meta:character-count="310"/>
  </office:meta>
</office:document-meta>
</file>